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d6d" draw:fill-color="#ff6d6d" draw:textarea-horizontal-align="justify" draw:textarea-vertical-align="middle" draw:auto-grow-height="false" fo:min-height="3.496cm" fo:min-width="4.648cm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 fo:min-height="1.955cm" fo:min-width="3.955cm"/>
    </style:style>
    <style:style style:name="gr3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369cm" fo:min-width="3.236cm"/>
    </style:style>
    <style:style style:name="gr4" style:family="graphic" style:parent-style-name="standard" style:list-style-name="L1">
      <style:graphic-properties svg:stroke-color="#ff8000" draw:fill-color="#ff8000" draw:textarea-horizontal-align="justify" draw:textarea-vertical-align="middle" draw:auto-grow-height="false" fo:min-height="1.001cm" fo:min-width="2.085cm"/>
    </style:style>
    <style:style style:name="gr5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451cm" fo:min-width="3.237cm"/>
    </style:style>
    <style:style style:name="gr6" style:family="graphic" style:parent-style-name="objectwithoutfill">
      <style:graphic-properties svg:stroke-width="0.051cm" svg:stroke-color="#000000" draw:marker-start-width="0.305cm" draw:marker-end="Arrow" draw:marker-end-width="0.406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Line_20_Style_20_9" svg:stroke-width="0.051cm" svg:stroke-color="#000000" draw:marker-start="" draw:marker-start-width="0.279cm" draw:marker-end="" draw:marker-end-width="0.38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376cm" fo:min-width="0.11cm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.376cm" fo:min-width="0.11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3.496cm" fo:min-width="4.673cm"/>
    </style:style>
    <style:style style:name="gr11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.844cm"/>
    </style:style>
    <style:style style:name="gr13" style:family="graphic" style:parent-style-name="standard">
      <style:graphic-properties draw:stroke="none" svg:stroke-color="#000000" draw:fill="none" draw:fill-color="#ffffff" fo:min-height="0.6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04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2.087cm"/>
    </style:style>
    <style:style style:name="gr16" style:family="graphic" style:parent-style-name="standard">
      <style:graphic-properties draw:stroke="dash" draw:stroke-dash="Long_20_Dash" svg:stroke-width="0.051cm" svg:stroke-color="#cccccc" draw:marker-start-width="0.279cm" draw:marker-end-width="0.279cm" draw:fill="none" draw:textarea-horizontal-align="justify" draw:textarea-vertical-align="middle" draw:auto-grow-height="false" fo:min-height="7.656cm" fo:min-width="8.394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cccccc" draw:fill="none" draw:fill-color="#ffffff" fo:min-height="0.719cm"/>
    </style:style>
    <style:style style:name="gr18" style:family="graphic" style:parent-style-name="objectwithoutfill">
      <style:graphic-properties draw:stroke="dash" draw:stroke-dash="Line_20_Style_20_9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solid" draw:stroke-dash="Line_20_Style_20_9" svg:stroke-width="0.035cm" svg:stroke-color="#000000" draw:marker-start="" draw:marker-start-width="0.255cm" draw:marker-end="" draw:marker-end-width="0.357cm" draw:fill="solid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solid" draw:stroke-dash="Line_20_Style_20_9" svg:stroke-width="0.035cm" svg:stroke-color="#000000" draw:marker-start-width="0.255cm" draw:marker-end="Symmetric_20_Arrow" draw:marker-end-width="0.357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6d6d"/>
      <style:paragraph-properties fo:text-align="center" style:writing-mode="lr-tb"/>
      <style:text-properties style:font-name="Ubuntu"/>
    </style:style>
    <style:style style:name="P3" style:family="paragraph">
      <loext:graphic-properties draw:fill-color="#cccccc"/>
      <style:paragraph-properties fo:text-align="center" style:writing-mode="lr-tb"/>
      <style:text-properties style:font-name="Ubuntu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loext:graphic-properties draw:fill-color="#e6e905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6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81d41a"/>
      <style:paragraph-properties fo:text-align="center" style:writing-mode="lr-tb"/>
      <style:text-properties style:font-name="Ubuntu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Ubuntu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style:font-name="Ubuntu" fo:font-size="10.5pt" style:font-size-asian="10.5pt" style:font-size-complex="10.5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999999" style:font-name="Ubuntu" fo:font-style="italic" style:font-style-asian="italic" style:font-style-complex="italic"/>
    </style:style>
    <style:style style:name="T1" style:family="text">
      <style:text-properties style:font-name="Ubuntu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style:font-name="Ubuntu" fo:font-size="10.5pt" style:font-size-asian="10.5pt" style:font-size-complex="10.5pt"/>
    </style:style>
    <style:style style:name="T4" style:family="text">
      <style:text-properties fo:color="#999999" style:font-name="Ubuntu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5.148cm" svg:height="3.746cm" svg:x="6.914cm" svg:y="1.334cm">
          <text:p text:style-name="P1"><text:span text:style-name="T1">Quantum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4.455cm" svg:height="2.205cm" svg:x="3.757cm" svg:y="8.942cm">
          <text:p text:style-name="P1"><text:span text:style-name="T1">Classical</text:span></text:p>
          <text:p text:style-name="P1"><text:span text:style-name="T1">Discrim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3.736cm" svg:height="1.619cm" svg:x="7.607cm" svg:y="6.259cm">
          <text:p text:style-name="P4"><text:span text:style-name="T1">Generated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2.585cm" svg:height="1.251cm" svg:x="4.732cm" svg:y="16.132cm">
          <text:p text:style-name="P4"><text:span text:style-name="T1">L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3.737cm" svg:height="1.701cm" svg:x="0.956cm" svg:y="6.177cm">
          <text:p text:style-name="P4"><text:span text:style-name="T1">Reference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2.824cm" svg:y1="7.878cm" svg:x2="3.757cm" svg:y2="10.044cm" draw:start-shape="id1" draw:start-glue-point="2" draw:end-shape="id2" draw:end-glue-point="3" svg:d="M2824 7878c0 1444 311 2166 933 2166" svg:viewBox="0 0 934 2167">
          <text:p/>
        </draw:connector>
        <draw:connector draw:style-name="gr6" draw:text-style-name="P7" draw:layer="layout" draw:type="curve" svg:x1="9.475cm" svg:y1="7.878cm" svg:x2="8.212cm" svg:y2="10.044cm" draw:start-shape="id3" draw:start-glue-point="2" draw:end-shape="id2" draw:end-glue-point="1" svg:d="M9475 7878c0 1444-421 2166-1263 2166" svg:viewBox="0 0 1264 2167">
          <text:p/>
        </draw:connector>
        <draw:connector draw:style-name="gr7" draw:text-style-name="P7" draw:layer="layout" svg:x1="7.317cm" svg:y1="16.757cm" svg:x2="13.187cm" svg:y2="10.611cm" draw:start-shape="id4" draw:start-glue-point="1" draw:end-shape="id5" draw:end-glue-point="1" svg:d="M7317 16757h6396v-6146h-526" svg:viewBox="0 0 6397 6147">
          <text:p/>
        </draw:connector>
        <draw:custom-shape draw:style-name="gr8" draw:text-style-name="P8" xml:id="id9" draw:id="id9" draw:layer="layout" svg:width="0.862cm" svg:height="0.884cm" svg:x="6.565cm" svg:y="13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8" draw:id="id8" draw:layer="layout" svg:width="0.862cm" svg:height="0.884cm" svg:x="4.559cm" svg:y="13.09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9.488cm" svg:y1="5.08cm" svg:x2="9.475cm" svg:y2="6.259cm" draw:start-shape="id6" draw:start-glue-point="2" draw:end-shape="id3" draw:end-glue-point="0" svg:d="M9488 5080l-13 1179" svg:viewBox="0 0 14 1180">
          <text:p/>
        </draw:connector>
        <draw:custom-shape draw:style-name="gr10" draw:text-style-name="P10" xml:id="id7" draw:id="id7" draw:layer="layout" svg:width="5.173cm" svg:height="3.746cm" svg:x="0.238cm" svg:y="1.334cm">
          <text:p text:style-name="P1"><text:span text:style-name="T1">Input </text:span></text:p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line" svg:x1="2.824cm" svg:y1="5.08cm" svg:x2="2.824cm" svg:y2="6.177cm" draw:start-shape="id7" draw:start-glue-point="2" draw:end-shape="id1" draw:end-glue-point="0" svg:d="M2824 5080v1097" svg:viewBox="0 0 1 1098">
          <text:p/>
        </draw:connector>
        <draw:connector draw:style-name="gr11" draw:text-style-name="P7" draw:layer="layout" draw:type="lines" svg:x1="5.984cm" svg:y1="11.147cm" svg:x2="4.99cm" svg:y2="13.092cm" draw:start-shape="id2" draw:start-glue-point="2" draw:end-shape="id8" draw:end-glue-point="4" svg:d="M5984 11147v500l-994 944v501" svg:viewBox="0 0 995 1946">
          <text:p/>
        </draw:connector>
        <draw:connector draw:style-name="gr11" draw:text-style-name="P7" draw:layer="layout" draw:type="lines" svg:x1="5.984cm" svg:y1="11.147cm" svg:x2="6.996cm" svg:y2="13.092cm" draw:start-shape="id2" draw:start-glue-point="2" draw:end-shape="id9" draw:end-glue-point="4" svg:d="M5984 11147v500l1012 944v501" svg:viewBox="0 0 1013 1946">
          <text:p/>
        </draw:connector>
        <draw:frame draw:style-name="gr12" draw:text-style-name="P11" draw:layer="layout" svg:width="3.593cm" svg:height="3.094cm" svg:x="2.546cm" svg:y="13.004cm">
          <draw:text-box>
            <text:p>Real</text:p>
          </draw:text-box>
        </draw:frame>
        <draw:frame draw:style-name="gr12" draw:text-style-name="P11" draw:layer="layout" svg:width="3.593cm" svg:height="3.094cm" svg:x="7.35cm" svg:y="13.004cm">
          <draw:text-box>
            <text:p>Fake</text:p>
          </draw:text-box>
        </draw:frame>
        <draw:frame draw:style-name="gr13" draw:text-style-name="P12" draw:layer="layout" svg:width="5.646cm" svg:height="0.928cm" svg:x="7.473cm" svg:y="15.875cm">
          <draw:text-box>
            <text:p><text:span text:style-name="T2">Classical optimization</text:span></text:p>
          </draw:text-box>
        </draw:frame>
        <draw:custom-shape draw:style-name="gr14" draw:text-style-name="P13" draw:layer="layout" svg:width="0.718cm" svg:height="1.474cm" svg:x="5.708cm" svg:y="14.41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xml:id="id11" draw:id="id11" draw:layer="layout" svg:width="2.587cm" svg:height="1.062cm" svg:x="12.239cm" svg:y="1.271cm">
          <text:p text:style-name="P1"><text:span text:style-name="T3">Latent </text:span></text:p>
          <text:p text:style-name="P1"><text:span text:style-name="T3">variabl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" draw:text-style-name="P15" draw:layer="layout" svg:width="8.944cm" svg:height="7.956cm" svg:x="6.026cm" svg:y="0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6" draw:layer="layout" svg:width="7.904cm" svg:height="0.969cm" svg:x="7.052cm" svg:y="0.365cm">
          <draw:text-box>
            <text:p><text:span text:style-name="T4">Quantum neural network model</text:span></text:p>
          </draw:text-box>
        </draw:frame>
        <draw:line draw:style-name="gr18" draw:text-style-name="P7" xml:id="id5" draw:id="id5" draw:layer="layout" svg:x1="13.187cm" svg:y1="10.608cm" svg:x2="8.216cm" svg:y2="10.615cm">
          <text:p/>
        </draw:line>
        <draw:line draw:style-name="gr18" draw:text-style-name="P7" draw:layer="layout" svg:x1="12.083cm" svg:y1="1.776cm" svg:x2="12.083cm" svg:y2="1.776cm">
          <text:p/>
        </draw:line>
        <draw:connector draw:style-name="gr19" draw:text-style-name="P7" draw:layer="layout" svg:x1="13.533cm" svg:y1="4.722cm" svg:x2="13.532cm" svg:y2="2.333cm" draw:start-shape="id10" draw:start-glue-point="1" draw:end-shape="id11" draw:end-glue-point="2" svg:d="M13533 4722v-1283h-1v-1106" svg:viewBox="0 0 2 2390">
          <text:p/>
        </draw:connector>
        <draw:line draw:style-name="gr20" draw:text-style-name="P7" xml:id="id10" draw:id="id10" draw:layer="layout" svg:x1="13.533cm" svg:y1="4.722cm" svg:x2="12.096cm" svg:y2="4.722cm">
          <text:p/>
        </draw:line>
        <draw:line draw:style-name="gr20" draw:text-style-name="P7" draw:layer="layout" svg:x1="13.533cm" svg:y1="3.744cm" svg:x2="12.096cm" svg:y2="3.744cm">
          <text:p/>
        </draw:line>
        <draw:line draw:style-name="gr20" draw:text-style-name="P7" draw:layer="layout" svg:x1="13.533cm" svg:y1="2.713cm" svg:x2="12.096cm" svg:y2="2.713cm">
          <text:p/>
        </draw:line>
        <draw:connector draw:style-name="gr18" draw:text-style-name="P7" draw:layer="layout" draw:type="lines" svg:x1="13.719cm" svg:y1="10.627cm" svg:x2="11.504cm" svg:y2="5.195cm" svg:d="M13719 10627l-2215-5432" svg:viewBox="0 0 2216 54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ine_20_Style_20_9" draw:display-name="Line Style 9" draw:style="rect" draw:dots1="1" draw:dots1-length="197%" draw:distance="12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21T14:41:56.993158433</meta:creation-date>
    <dc:date>2021-10-05T14:55:15.254539774</dc:date>
    <meta:editing-duration>PT29M4S</meta:editing-duration>
    <meta:editing-cycles>18</meta:editing-cycles>
    <meta:generator>LibreOffice/6.0.7.3$Linux_X86_64 LibreOffice_project/00m0$Build-3</meta:generator>
    <meta:document-statistic meta:object-count="29"/>
  </office:meta>
</office:document-meta>
</file>